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P18" style:family="paragraph" style:parent-style-name="Text_20_body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1 Great Questions to Ask in an Interview</text:h>
      <text:p text:style-name="P9"><text:span text:style-name="Citation"/></text:p>
      <text:p text:style-name="Text_20_body">You probably already know that an interview isn’t just a chance for the hiring manager to grill you with <text:a xlink:type="simple" xlink:href="https://www.themuse.com/advice/interview-questions-and-answers" text:style-name="Internet_20_link" text:visited-style-name="Visited_20_Internet_20_Link">interview questions</text:a>—it’s your opportunity to sniff out whether a job is the right fit for you.</text:p>
      <text:p text:style-name="Text_20_body">Which means: It’s important to go in with some questions to ask of your own. What do you want to know about the position? The company? The department? The team?</text:p>
      <text:p text:style-name="Text_20_body">To get you thinking, we’ve put together a list of key questions to ask in an interview. We definitely don’t suggest asking all of them rapid-fire—some of this stuff will certainly be covered during the course of your discussion, and you can weave in other questions as you go.</text:p>
      <text:p text:style-name="Text_20_body">But when the inevitable, “So, do you have any questions for us?” part of the interview comes? Use this list to make sure you’ve covered all your bases.</text:p>
      <text:p text:style-name="Text_20_body"/>
      <text:h text:style-name="Heading_20_2" text:outline-level="2">1-10 Questions to Ask About the Job </text:h>
      <text:p text:style-name="Text_20_body">First, make sure you have a handle on exactly what the day-to-day responsibilities of the job will be—both now and in the future.</text:p>
      <text:list xml:id="list4216493519" text:style-name="L1">
        <text:list-item>
          <text:p text:style-name="P10">What does a typical day look like? </text:p>
        </text:list-item>
        <text:list-item>
          <text:p text:style-name="P10">What are the most immediate projects that need to be addressed? </text:p>
        </text:list-item>
        <text:list-item>
          <text:p text:style-name="P10">Can you show me examples of projects I’d be working on? </text:p>
        </text:list-item>
        <text:list-item>
          <text:p text:style-name="P10">What are the skills and experiences you’re looking for in an ideal candidate? </text:p>
        </text:list-item>
        <text:list-item>
          <text:p text:style-name="P10">What attributes does someone need to have in order to be really successful in this position? </text:p>
        </text:list-item>
        <text:list-item>
          <text:p text:style-name="P10">What types of skills is the team missing that you’re looking to fill with a new hire? </text:p>
        </text:list-item>
        <text:list-item>
          <text:p text:style-name="P10">What are the biggest challenges that someone in this position would face? </text:p>
        </text:list-item>
        <text:list-item>
          <text:p text:style-name="P10">What sort of budget would I be working with? </text:p>
        </text:list-item>
        <text:list-item>
          <text:p text:style-name="P10">Is this a new role that has been created? </text:p>
        </text:list-item>
        <text:list-item>
          <text:p text:style-name="P1">Do you expect the main responsibilities for this position to change in the next six months to a year? </text:p>
        </text:list-item>
      </text:list>
      <text:h text:style-name="Heading_20_2" text:outline-level="2">11-16 Questions to Ask About Training and Professional Development </text:h>
      <text:p text:style-name="Text_20_body">Think of each new job not just as a job, but as the next step on your path to career success. Will this position help you get there?</text:p>
      <text:list xml:id="list707043" text:style-name="L2">
        <text:list-item>
          <text:p text:style-name="P11">How will I be trained? </text:p>
        </text:list-item>
        <text:list-item>
          <text:p text:style-name="P11">What training programs are available to your employees? </text:p>
        </text:list-item>
        <text:list-item>
          <text:p text:style-name="P11">Are there opportunities for advancement or professional development? </text:p>
        </text:list-item>
        <text:list-item>
          <text:p text:style-name="P11">Would I be able to represent the company at industry conferences? </text:p>
        </text:list-item>
        <text:list-item>
          <text:p text:style-name="P11">Where is the last person who held this job moving on to? </text:p>
        </text:list-item>
        <text:list-item>
          <text:p text:style-name="P2">Where have successful employees previously in this position progressed to? </text:p>
        </text:list-item>
      </text:list>
      <text:p text:style-name="Text_20_body"/>
      <text:h text:style-name="Heading_20_2" text:outline-level="2"><text:soft-page-break/>17-20 Questions to Ask About Your Performance </text:h>
      <text:p text:style-name="Text_20_body">Understanding how your potential new manager will measure your success is key in both understanding the company priorities, as well as their managerial style. </text:p>
      <text:list xml:id="list4071449928" text:style-name="L3">
        <text:list-item>
          <text:p text:style-name="P12">What are the most important things you’d like to see someone accomplish in the first 30, 60, and 90 days on the job? </text:p>
        </text:list-item>
        <text:list-item>
          <text:p text:style-name="P12">What are the performance expectations of this position over the first 12 months? </text:p>
        </text:list-item>
        <text:list-item>
          <text:p text:style-name="P12">What is the <text:a xlink:type="simple" xlink:href="https://www.themuse.com/advice/7-things-to-do-the-night-before-a-review-if-you-want-it-to-go-well" text:style-name="Internet_20_link" text:visited-style-name="Visited_20_Internet_20_Link">performance review process</text:a> like here? How often would I be formally reviewed? </text:p>
        </text:list-item>
        <text:list-item>
          <text:p text:style-name="P3">What metrics or goals will my performance be evaluated against? </text:p>
        </text:list-item>
      </text:list>
      <text:p text:style-name="Text_20_body"/>
      <text:h text:style-name="Heading_20_2" text:outline-level="2">21-25 Questions to Ask About the Interviewer </text:h>
      <text:p text:style-name="Text_20_body">Asking questions of the interviewer shows that you’re interested in them as a person—and that’s a great way to build rapport.</text:p>
      <text:list xml:id="list3588417772" text:style-name="L4">
        <text:list-item>
          <text:p text:style-name="P13">How long have you been with the company? </text:p>
        </text:list-item>
        <text:list-item>
          <text:p text:style-name="P13">Has your role changed since you’ve been here? </text:p>
        </text:list-item>
        <text:list-item>
          <text:p text:style-name="P13">What did you do before this? </text:p>
        </text:list-item>
        <text:list-item>
          <text:p text:style-name="P13">Why did you come to this company? </text:p>
        </text:list-item>
        <text:list-item>
          <text:p text:style-name="P4">What’s your favorite part about working here? </text:p>
        </text:list-item>
      </text:list>
      <text:p text:style-name="Text_20_body"/>
      <text:h text:style-name="Heading_20_2" text:outline-level="2">26-30 Questions to Ask About the Company </text:h>
      <text:p text:style-name="Text_20_body">Why not learn a little bit about where you might work. Because a job isn’t just about your day-to-day to-do list.</text:p>
      <text:list xml:id="list2081761870" text:style-name="L5">
        <text:list-item>
          <text:p text:style-name="P14">I’ve read about the company’s founding, but can you tell me more about...? </text:p>
        </text:list-item>
        <text:list-item>
          <text:p text:style-name="P14">Where do you see this company in the next few years? </text:p>
        </text:list-item>
        <text:list-item>
          <text:p text:style-name="P14">What can you tell me about your new products or plans for growth? </text:p>
        </text:list-item>
        <text:list-item>
          <text:p text:style-name="P14">What are the current goals that the company is focused on, and how does this team work to support hitting those goals? </text:p>
        </text:list-item>
        <text:list-item>
          <text:p text:style-name="P5">What gets you most excited about the company’s future? </text:p>
        </text:list-item>
      </text:list>
      <text:p text:style-name="Text_20_body"/>
      <text:p text:style-name="P18"/>
      <text:h text:style-name="Heading_20_2" text:outline-level="2">31-37 Questions to Ask About the Team </text:h>
      <text:p text:style-name="Text_20_body">The people you work with day in and day out can really make or break your work life. Ask some questions to uncover whether it’s the right team for you.</text:p>
      <text:list xml:id="list643728609" text:style-name="L6">
        <text:list-item>
          <text:p text:style-name="P15">Can you tell me about the team I’ll be working with? </text:p>
        </text:list-item>
        <text:list-item>
          <text:p text:style-name="P15">Who will I work with most closely? </text:p>
        </text:list-item>
        <text:list-item>
          <text:p text:style-name="P15">Who will I report to directly? </text:p>
        </text:list-item>
        <text:list-item>
          <text:p text:style-name="P15">Can you tell me about my direct reports? What are their strengths and the team’s biggest challenges? </text:p>
        </text:list-item>
        <text:list-item>
          <text:p text:style-name="P15">Do you expect to hire more people in this department in the next six months? </text:p>
        </text:list-item>
        <text:list-item>
          <text:p text:style-name="P15">Which other departments work most closely with this one? </text:p>
        </text:list-item>
        <text:list-item>
          <text:p text:style-name="P6">What are the common career paths in this department? </text:p>
        </text:list-item>
      </text:list>
      <text:p text:style-name="Text_20_body"/>
      <text:h text:style-name="Heading_20_2" text:outline-level="2">38-47 Questions to Ask About the Culture </text:h>
      <text:p text:style-name="Text_20_body">Is the office buttoned-up conservative or a fly-by-the-seat-of-your-pants kind of place? Learn the subtle, but oh-so-important, aspects of <text:a xlink:type="simple" xlink:href="https://www.themuse.com/advice/the-best-interview-questions-to-ask-if-you-want-the-truth-about-company-culture" text:style-name="Internet_20_link" text:visited-style-name="Visited_20_Internet_20_Link">company culture</text:a>.</text:p>
      <text:list xml:id="list150216489" text:style-name="L7">
        <text:list-item>
          <text:p text:style-name="P16">What’s the company and team culture like? </text:p>
        </text:list-item>
        <text:list-item>
          <text:p text:style-name="P16">How would you describe the work environment here—is the work typically collaborative or more independent? </text:p>
        </text:list-item>
        <text:list-item>
          <text:p text:style-name="P16">Can you tell me about the last team event you did together? </text:p>
        </text:list-item>
        <text:list-item>
          <text:p text:style-name="P16">Is there a formal mission statement or company values? (Note: Make sure this isn’t Google-able!) </text:p>
        </text:list-item>
        <text:list-item>
          <text:p text:style-name="P16">What’s your favorite office tradition? </text:p>
        </text:list-item>
        <text:list-item>
          <text:p text:style-name="P16">What do you and the team usually do for lunch? </text:p>
        </text:list-item>
        <text:list-item>
          <text:p text:style-name="P16">Does anyone on the team hang out outside the office? </text:p>
        </text:list-item>
        <text:list-item>
          <text:p text:style-name="P16">Do you ever do joint events with other companies or departments? </text:p>
        </text:list-item>
        <text:list-item>
          <text:p text:style-name="P16">What’s different about working here than anywhere else you’ve worked? </text:p>
        </text:list-item>
        <text:list-item>
          <text:p text:style-name="P7">How has the company changed since you joined? </text:p>
        </text:list-item>
      </text:list>
      <text:p text:style-name="Text_20_body"/>
      <text:h text:style-name="Heading_20_2" text:outline-level="2">48-51 Questions to Ask About Next Steps </text:h>
      <text:p text:style-name="Text_20_body">Before you leave, make sure the interviewer has all of the information they need and that you’re clear on the next steps by asking these questions.</text:p>
      <text:list xml:id="list1056690868" text:style-name="L8">
        <text:list-item>
          <text:p text:style-name="P17">Is there anything that concerns you about my background being a fit for this role? </text:p>
        </text:list-item>
        <text:list-item>
          <text:p text:style-name="P17">What are the next steps in the interview process? </text:p>
        </text:list-item>
        <text:list-item>
          <text:p text:style-name="P17">Is there anything else I can provide you with that would be helpful? </text:p>
        </text:list-item>
        <text:list-item>
          <text:p text:style-name="P8">Can I answer any final questions for you?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0:15:07.300403901</meta:creation-date>
    <dc:date>2020-12-14T10:16:03.629405199</dc:date>
    <meta:editing-duration>PT56S</meta:editing-duration>
    <meta:editing-cycles>1</meta:editing-cycles>
    <meta:document-statistic meta:table-count="0" meta:image-count="0" meta:object-count="0" meta:page-count="3" meta:paragraph-count="72" meta:word-count="1022" meta:character-count="5649" meta:non-whitespace-character-count="4695"/>
    <meta:generator>LibreOffice/6.4.6.2$Linux_X86_64 LibreOffice_project/40$Build-2</meta:generator>
  </office:meta>
</office:document-meta>
</file>